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2.29cm" fo:min-width="4.58cm"/>
    </style:style>
    <style:style style:name="gr2" style:family="graphic" style:parent-style-name="objectwithoutfill">
      <style:graphic-properties draw:marker-end="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2.29cm" fo:min-width="4.58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3.179cm" fo:min-width="25.662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2.106cm" fo:min-width="25.66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2.09cm" fo:min-width="4.58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3.179cm" fo:min-width="4.58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  <style:text-properties fo:color="#579d1c"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text-properties fo:color="#000000"/>
    </style:style>
    <style:style style:name="P5" style:family="paragraph">
      <style:text-properties fo:color="#ff420e"/>
    </style:style>
    <style:style style:name="P6" style:family="paragraph">
      <style:text-properties fo:color="#579d1c"/>
    </style:style>
    <style:style style:name="P7" style:family="paragraph">
      <style:paragraph-properties fo:text-align="center"/>
      <style:text-properties fo:color="#ff420e"/>
    </style:style>
    <style:style style:name="P8" style:family="paragraph">
      <style:paragraph-properties fo:text-align="center"/>
      <style:text-properties fo:color="#579d1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/>
    </style:style>
    <style:style style:name="T3" style:family="text">
      <style:text-properties fo:color="#ff420e"/>
    </style:style>
    <style:style style:name="T4" style:family="text">
      <style:text-properties fo:color="#579d1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2.54cm" svg:x="1.254cm" svg:y="3.032cm">
          <text:p text:style-name="P1"><text:span text:style-name="T1">{world : 1,</text:span></text:p>
          <text:p text:style-name="P1"><text:span text:style-name="T1">hello : 2}</text:span></text:p>
          <draw:enhanced-geometry svg:viewBox="0 0 21600 21600" draw:extrusion="false" draw:type="rectangle" draw:enhanced-path="M 0 0 L 21600 0 21600 21600 0 21600 0 0 Z N"/>
        </draw:custom-shape>
        <draw:custom-shape draw:style-name="gr1" draw:text-style-name="P2" draw:layer="layout" svg:width="5.08cm" svg:height="2.54cm" svg:x="6.588cm" svg:y="3.032cm">
          <text:p text:style-name="P1"><text:span text:style-name="T1">{berlin : 2,</text:span></text:p>
          <text:p text:style-name="P1"><text:span text:style-name="T1">wien: 3}</text:span></text:p>
          <draw:enhanced-geometry svg:viewBox="0 0 21600 21600" draw:extrusion="false" draw:type="rectangle" draw:enhanced-path="M 0 0 L 21600 0 21600 21600 0 21600 0 0 Z N"/>
        </draw:custom-shape>
        <draw:line draw:style-name="gr2" draw:text-style-name="P3" draw:layer="layout" svg:x1="1.254cm" svg:y1="5.699cm" svg:x2="32.75cm" svg:y2="5.699cm">
          <text:p/>
        </draw:line>
        <draw:custom-shape draw:style-name="gr1" draw:text-style-name="P1" draw:layer="layout" svg:width="5.08cm" svg:height="2.54cm" svg:x="11.795cm" svg:y="3.032cm">
          <text:p text:style-name="P1"><text:span text:style-name="T1">{hello : 1}</text:span></text:p>
          <draw:enhanced-geometry svg:viewBox="0 0 21600 21600" draw:extrusion="false" draw:type="rectangle" draw:enhanced-path="M 0 0 L 21600 0 21600 21600 0 21600 0 0 Z N"/>
        </draw:custom-shape>
        <draw:custom-shape draw:style-name="gr1" draw:text-style-name="P1" draw:layer="layout" svg:width="5.08cm" svg:height="2.54cm" svg:x="17.002cm" svg:y="3.032cm">
          <text:p text:style-name="P1"><text:span text:style-name="T1">{hello : 1,</text:span></text:p>
          <text:p text:style-name="P1"><text:span text:style-name="T1">wien : 1}</text:span></text:p>
          <draw:enhanced-geometry svg:viewBox="0 0 21600 21600" draw:extrusion="false" draw:type="rectangle" draw:enhanced-path="M 0 0 L 21600 0 21600 21600 0 21600 0 0 Z N"/>
        </draw:custom-shape>
        <draw:frame draw:style-name="gr3" draw:layer="layout" svg:width="0.853cm" svg:height="0.962cm" svg:x="2.89cm" svg:y="1.943cm">
          <draw:text-box>
            <text:p>0</text:p>
          </draw:text-box>
        </draw:frame>
        <draw:frame draw:style-name="gr3" draw:text-style-name="P4" draw:layer="layout" svg:width="0.888cm" svg:height="0.962cm" svg:x="8.415cm" svg:y="1.889cm">
          <draw:text-box>
            <text:p text:style-name="P4"><text:span text:style-name="T2">1</text:span></text:p>
          </draw:text-box>
        </draw:frame>
        <draw:frame draw:style-name="gr4" draw:text-style-name="P4" draw:layer="layout" svg:width="0.853cm" svg:height="0.962cm" svg:x="13.568cm" svg:y="1.889cm">
          <draw:text-box>
            <text:p text:style-name="P4"><text:span text:style-name="T2">2</text:span></text:p>
          </draw:text-box>
        </draw:frame>
        <draw:frame draw:style-name="gr4" draw:text-style-name="P4" draw:layer="layout" svg:width="0.853cm" svg:height="0.962cm" svg:x="19.369cm" svg:y="1.889cm">
          <draw:text-box>
            <text:p text:style-name="P4"><text:span text:style-name="T2">3</text:span></text:p>
          </draw:text-box>
        </draw:frame>
        <draw:frame draw:style-name="gr4" draw:layer="layout" svg:width="0.853cm" svg:height="0.962cm" svg:x="23.97cm" svg:y="1.889cm">
          <draw:text-box>
            <text:p>4</text:p>
          </draw:text-box>
        </draw:frame>
        <draw:custom-shape draw:style-name="gr5" draw:text-style-name="P3" draw:layer="layout" svg:width="5.08cm" svg:height="2.54cm" svg:x="27.543cm" svg:y="3.032cm">
          <text:p/>
          <draw:enhanced-geometry svg:viewBox="0 0 21600 21600" draw:extrusion="false" draw:type="rectangle" draw:enhanced-path="M 0 0 L 21600 0 21600 21600 0 21600 0 0 Z N"/>
        </draw:custom-shape>
        <draw:frame draw:style-name="gr3" draw:text-style-name="P5" xml:id="id4" draw:id="id4" draw:layer="layout" svg:width="0.853cm" svg:height="0.962cm" svg:x="29.271cm" svg:y="1.889cm">
          <draw:text-box>
            <text:p text:style-name="P5"><text:span text:style-name="T3">5</text:span></text:p>
          </draw:text-box>
        </draw:frame>
        <draw:line draw:style-name="gr2" draw:text-style-name="P3" draw:layer="layout" svg:x1="1.254cm" svg:y1="5.699cm" svg:x2="32.75cm" svg:y2="5.699cm">
          <text:p/>
        </draw:line>
        <draw:frame draw:style-name="gr3" draw:text-style-name="P4" xml:id="id1" draw:id="id1" draw:layer="layout" svg:width="0.853cm" svg:height="0.962cm" svg:x="2.89cm" svg:y="1.943cm">
          <draw:text-box>
            <text:p text:style-name="P4"><text:span text:style-name="T2">0</text:span></text:p>
          </draw:text-box>
        </draw:frame>
        <draw:frame draw:style-name="gr4" draw:text-style-name="P6" xml:id="id2" draw:id="id2" draw:layer="layout" svg:width="0.853cm" svg:height="0.962cm" svg:x="23.97cm" svg:y="1.889cm">
          <draw:text-box>
            <text:p text:style-name="P6"><text:span text:style-name="T4">4</text:span></text:p>
          </draw:text-box>
        </draw:frame>
        <draw:custom-shape draw:style-name="gr1" draw:text-style-name="P7" draw:layer="layout" svg:width="5.08cm" svg:height="2.54cm" svg:x="27.543cm" svg:y="3.032cm">
          <text:p text:style-name="P7"><text:span text:style-name="T3">{hello : 10}</text:span></text:p>
          <draw:enhanced-geometry svg:viewBox="0 0 21600 21600" draw:extrusion="false" draw:type="rectangle" draw:enhanced-path="M 0 0 L 21600 0 21600 21600 0 21600 0 0 Z N"/>
        </draw:custom-shape>
        <draw:custom-shape draw:style-name="gr1" draw:text-style-name="P8" draw:layer="layout" svg:width="5.08cm" svg:height="2.54cm" svg:x="22.336cm" svg:y="3.032cm">
          <text:p text:style-name="P8"><text:span text:style-name="T4">{hello : 1,</text:span></text:p>
          <text:p text:style-name="P8"><text:span text:style-name="T4">berlin : 3}</text:span></text:p>
          <draw:enhanced-geometry svg:viewBox="0 0 21600 21600" draw:extrusion="false" draw:type="rectangle" draw:enhanced-path="M 0 0 L 21600 0 21600 21600 0 21600 0 0 Z N"/>
        </draw:custom-shape>
        <draw:custom-shape draw:style-name="gr6" draw:text-style-name="P1" draw:layer="layout" svg:width="26.162cm" svg:height="3.429cm" svg:x="1.254cm" svg:y="5.826cm">
          <text:p text:style-name="P1"><text:span text:style-name="T1">words.totals = words.minutes (0,1,2,3) – words.minutes(5) + words.minutes(4)</text:span></text:p>
          <text:p text:style-name="P1"><text:span text:style-name="T1">{world : 1,</text:span></text:p>
          <text:p text:style-name="P1"><text:span text:style-name="T1">wien: 4,</text:span></text:p>
          <text:p text:style-name="P1"><text:span text:style-name="T1">berlin: 5,</text:span></text:p>
          <text:p text:style-name="P1"><text:span text:style-name="T1">hello : 5} </text:span></text:p>
          <draw:enhanced-geometry svg:viewBox="0 0 21600 21600" draw:extrusion="false" draw:type="rectangle" draw:enhanced-path="M 0 0 L 21600 0 21600 21600 0 21600 0 0 Z N"/>
        </draw:custom-shape>
        <draw:custom-shape draw:style-name="gr1" draw:text-style-name="P7" draw:layer="layout" svg:width="5.08cm" svg:height="2.54cm" svg:x="1.127cm" svg:y="12.487cm">
          <text:p text:style-name="P7"><text:span text:style-name="T3">{world : 1,</text:span></text:p>
          <text:p text:style-name="P7"><text:span text:style-name="T3">hello : 2}</text:span></text:p>
          <draw:enhanced-geometry svg:viewBox="0 0 21600 21600" draw:extrusion="false" draw:type="rectangle" draw:enhanced-path="M 0 0 L 21600 0 21600 21600 0 21600 0 0 Z N"/>
        </draw:custom-shape>
        <draw:custom-shape draw:style-name="gr1" draw:text-style-name="P1" draw:layer="layout" svg:width="5.08cm" svg:height="2.54cm" svg:x="6.461cm" svg:y="12.487cm">
          <text:p text:style-name="P1"><text:span text:style-name="T1">{berlin : 2,</text:span></text:p>
          <text:p text:style-name="P1"><text:span text:style-name="T1">wien: 3}</text:span></text:p>
          <draw:enhanced-geometry svg:viewBox="0 0 21600 21600" draw:extrusion="false" draw:type="rectangle" draw:enhanced-path="M 0 0 L 21600 0 21600 21600 0 21600 0 0 Z N"/>
        </draw:custom-shape>
        <draw:line draw:style-name="gr2" draw:text-style-name="P3" draw:layer="layout" svg:x1="1.127cm" svg:y1="15.154cm" svg:x2="32.623cm" svg:y2="15.154cm">
          <text:p/>
        </draw:line>
        <draw:custom-shape draw:style-name="gr1" draw:text-style-name="P1" draw:layer="layout" svg:width="5.08cm" svg:height="2.54cm" svg:x="11.668cm" svg:y="12.487cm">
          <text:p text:style-name="P1"><text:span text:style-name="T1">{hello : 1}</text:span></text:p>
          <draw:enhanced-geometry svg:viewBox="0 0 21600 21600" draw:extrusion="false" draw:type="rectangle" draw:enhanced-path="M 0 0 L 21600 0 21600 21600 0 21600 0 0 Z N"/>
        </draw:custom-shape>
        <draw:custom-shape draw:style-name="gr1" draw:text-style-name="P1" draw:layer="layout" svg:width="5.08cm" svg:height="2.54cm" svg:x="16.875cm" svg:y="12.487cm">
          <text:p text:style-name="P1"><text:span text:style-name="T1">{hello : 1,</text:span></text:p>
          <text:p text:style-name="P1"><text:span text:style-name="T1">wien : 1}</text:span></text:p>
          <draw:enhanced-geometry svg:viewBox="0 0 21600 21600" draw:extrusion="false" draw:type="rectangle" draw:enhanced-path="M 0 0 L 21600 0 21600 21600 0 21600 0 0 Z N"/>
        </draw:custom-shape>
        <draw:custom-shape draw:style-name="gr5" draw:text-style-name="P3" draw:layer="layout" svg:width="5.08cm" svg:height="2.54cm" svg:x="22.082cm" svg:y="12.487cm">
          <text:p/>
          <draw:enhanced-geometry svg:viewBox="0 0 21600 21600" draw:extrusion="false" draw:type="rectangle" draw:enhanced-path="M 0 0 L 21600 0 21600 21600 0 21600 0 0 Z N"/>
        </draw:custom-shape>
        <draw:custom-shape draw:style-name="gr1" draw:text-style-name="P8" draw:layer="layout" svg:width="5.08cm" svg:height="2.54cm" svg:x="27.416cm" svg:y="12.487cm">
          <text:p text:style-name="P8"><text:span text:style-name="T4">{wien : 4,</text:span></text:p>
          <text:p text:style-name="P8"><text:span text:style-name="T4">Berlin : 2}</text:span></text:p>
          <draw:enhanced-geometry svg:viewBox="0 0 21600 21600" draw:extrusion="false" draw:type="rectangle" draw:enhanced-path="M 0 0 L 21600 0 21600 21600 0 21600 0 0 Z N"/>
        </draw:custom-shape>
        <draw:custom-shape draw:style-name="gr1" draw:text-style-name="P1" draw:layer="layout" svg:width="5.08cm" svg:height="2.54cm" svg:x="22.082cm" svg:y="12.557cm">
          <text:p text:style-name="P1"><text:span text:style-name="T1">{hello : 1,</text:span></text:p>
          <text:p text:style-name="P1"><text:span text:style-name="T1">berlin : 3}</text:span></text:p>
          <draw:enhanced-geometry svg:viewBox="0 0 21600 21600" draw:extrusion="false" draw:type="rectangle" draw:enhanced-path="M 0 0 L 21600 0 21600 21600 0 21600 0 0 Z N"/>
        </draw:custom-shape>
        <draw:line draw:style-name="gr2" draw:text-style-name="P3" draw:layer="layout" svg:x1="1.127cm" svg:y1="15.154cm" svg:x2="32.623cm" svg:y2="15.154cm">
          <text:p/>
        </draw:line>
        <draw:custom-shape draw:style-name="gr7" draw:text-style-name="P1" draw:layer="layout" svg:width="26.162cm" svg:height="2.356cm" svg:x="6.461cm" svg:y="15.408cm">
          <text:p text:style-name="P1"><text:span text:style-name="T1">words.totals = words.minutes (1,2,3,4) – words.minutes(0) + words.minutes(5)</text:span></text:p>
          <text:p text:style-name="P1"><text:span text:style-name="T1">{hello : 3,</text:span></text:p>
          <text:p text:style-name="P1"><text:span text:style-name="T1">berlin: 7</text:span></text:p>
          <text:p text:style-name="P1"><text:span text:style-name="T1">wien: 8} </text:span></text:p>
          <draw:enhanced-geometry svg:viewBox="0 0 21600 21600" draw:extrusion="false" draw:type="rectangle" draw:enhanced-path="M 0 0 L 21600 0 21600 21600 0 21600 0 0 Z N"/>
        </draw:custom-shape>
        <draw:connector draw:style-name="gr8" draw:text-style-name="P3" draw:layer="layout" draw:type="line" svg:x1="3.743cm" svg:y1="2.424cm" svg:x2="8.493cm" svg:y2="2.37cm" draw:start-shape="id1" draw:start-glue-point="1" svg:d="M3743 2424l4750-54" svg:viewBox="0 0 4751 55">
          <text:p/>
        </draw:connector>
        <draw:connector draw:style-name="gr8" draw:text-style-name="P3" draw:layer="layout" draw:type="line" svg:x1="9.381cm" svg:y1="2.37cm" svg:x2="13.568cm" svg:y2="2.37cm" svg:d="M9381 2370h4187" svg:viewBox="0 0 4188 1">
          <text:p/>
        </draw:connector>
        <draw:connector draw:style-name="gr8" draw:text-style-name="P3" draw:layer="layout" draw:type="line" svg:x1="14.421cm" svg:y1="2.37cm" svg:x2="19.369cm" svg:y2="2.37cm" svg:d="M14421 2370h4948" svg:viewBox="0 0 4949 1">
          <text:p/>
        </draw:connector>
        <draw:connector draw:style-name="gr8" draw:text-style-name="P3" draw:layer="layout" draw:type="line" svg:x1="20.222cm" svg:y1="2.37cm" svg:x2="23.97cm" svg:y2="2.37cm" draw:end-shape="id2" draw:end-glue-point="3" svg:d="M20222 2370h3748" svg:viewBox="0 0 3749 1">
          <text:p/>
        </draw:connector>
        <draw:connector draw:style-name="gr8" draw:text-style-name="P3" draw:layer="layout" draw:type="line" svg:x1="24.823cm" svg:y1="2.37cm" svg:x2="29.271cm" svg:y2="2.37cm" draw:start-shape="id2" draw:start-glue-point="1" svg:d="M24823 2370h4448" svg:viewBox="0 0 4449 1">
          <text:p/>
        </draw:connector>
        <draw:frame draw:style-name="gr3" draw:layer="layout" svg:width="0.853cm" svg:height="0.962cm" svg:x="2.837cm" svg:y="11.343cm">
          <draw:text-box>
            <text:p>0</text:p>
          </draw:text-box>
        </draw:frame>
        <draw:frame draw:style-name="gr3" draw:text-style-name="P4" draw:layer="layout" svg:width="0.888cm" svg:height="0.962cm" svg:x="8.362cm" svg:y="11.289cm">
          <draw:text-box>
            <text:p text:style-name="P4"><text:span text:style-name="T2">1</text:span></text:p>
          </draw:text-box>
        </draw:frame>
        <draw:frame draw:style-name="gr4" draw:text-style-name="P4" draw:layer="layout" svg:width="0.853cm" svg:height="0.962cm" svg:x="13.515cm" svg:y="11.289cm">
          <draw:text-box>
            <text:p text:style-name="P4"><text:span text:style-name="T2">2</text:span></text:p>
          </draw:text-box>
        </draw:frame>
        <draw:frame draw:style-name="gr4" draw:text-style-name="P4" draw:layer="layout" svg:width="0.853cm" svg:height="0.962cm" svg:x="19.316cm" svg:y="11.289cm">
          <draw:text-box>
            <text:p text:style-name="P4"><text:span text:style-name="T2">3</text:span></text:p>
          </draw:text-box>
        </draw:frame>
        <draw:frame draw:style-name="gr4" draw:text-style-name="P4" draw:layer="layout" svg:width="0.853cm" svg:height="0.962cm" svg:x="23.917cm" svg:y="11.289cm">
          <draw:text-box>
            <text:p text:style-name="P4"><text:span text:style-name="T2">4</text:span></text:p>
          </draw:text-box>
        </draw:frame>
        <draw:frame draw:style-name="gr3" draw:text-style-name="P6" xml:id="id5" draw:id="id5" draw:layer="layout" svg:width="0.853cm" svg:height="0.962cm" svg:x="29.218cm" svg:y="11.289cm">
          <draw:text-box>
            <text:p text:style-name="P6"><text:span text:style-name="T4">5</text:span></text:p>
          </draw:text-box>
        </draw:frame>
        <draw:frame draw:style-name="gr3" draw:text-style-name="P5" xml:id="id3" draw:id="id3" draw:layer="layout" svg:width="0.853cm" svg:height="0.962cm" svg:x="2.837cm" svg:y="11.343cm">
          <draw:text-box>
            <text:p text:style-name="P5"><text:span text:style-name="T3">0</text:span></text:p>
          </draw:text-box>
        </draw:frame>
        <draw:connector draw:style-name="gr8" draw:text-style-name="P3" draw:layer="layout" draw:type="line" svg:x1="3.69cm" svg:y1="11.824cm" svg:x2="8.362cm" svg:y2="11.77cm" draw:start-shape="id3" draw:start-glue-point="1" svg:d="M3690 11824l4672-54" svg:viewBox="0 0 4673 55">
          <text:p/>
        </draw:connector>
        <draw:connector draw:style-name="gr8" draw:text-style-name="P3" draw:layer="layout" draw:type="line" svg:x1="9.25cm" svg:y1="11.77cm" svg:x2="13.515cm" svg:y2="11.77cm" svg:d="M9250 11770h4265" svg:viewBox="0 0 4266 1">
          <text:p/>
        </draw:connector>
        <draw:connector draw:style-name="gr8" draw:text-style-name="P3" draw:layer="layout" draw:type="line" svg:x1="14.368cm" svg:y1="11.77cm" svg:x2="19.316cm" svg:y2="11.77cm" svg:d="M14368 11770h4948" svg:viewBox="0 0 4949 1">
          <text:p/>
        </draw:connector>
        <draw:connector draw:style-name="gr8" draw:text-style-name="P3" draw:layer="layout" draw:type="line" svg:x1="20.169cm" svg:y1="11.77cm" svg:x2="23.917cm" svg:y2="11.77cm" svg:d="M20169 11770h3748" svg:viewBox="0 0 3749 1">
          <text:p/>
        </draw:connector>
        <draw:connector draw:style-name="gr8" draw:text-style-name="P3" draw:layer="layout" draw:type="line" svg:x1="24.77cm" svg:y1="11.77cm" svg:x2="29.218cm" svg:y2="11.77cm" svg:d="M24770 11770h4448" svg:viewBox="0 0 4449 1">
          <text:p/>
        </draw:connector>
        <draw:connector draw:style-name="gr8" draw:text-style-name="P3" draw:layer="layout" draw:type="curve" draw:line-skew="2.001cm 0cm -1.742cm" svg:x1="30.124cm" svg:y1="2.37cm" svg:x2="2.89cm" svg:y2="2.424cm" draw:start-shape="id4" draw:start-glue-point="1" draw:end-shape="id1" draw:end-glue-point="3" svg:d="M30124 2370c3751 0 2502-981-13487-981-15988 0-17110 1035-13747 1035" svg:viewBox="0 0 30541 1036">
          <text:p/>
        </draw:connector>
        <draw:connector draw:style-name="gr8" draw:text-style-name="P3" draw:layer="layout" draw:type="curve" draw:line-skew="2.308cm 0cm -1.466cm" svg:x1="30.071cm" svg:y1="11.77cm" svg:x2="2.837cm" svg:y2="11.824cm" draw:start-shape="id5" draw:start-glue-point="1" draw:end-shape="id3" draw:end-glue-point="3" svg:d="M30071 11770c4212 0 2808-981-13196-981s-16987 1035-14038 1035" svg:viewBox="0 0 30578 1036">
          <text:p/>
        </draw:connector>
        <draw:custom-shape draw:style-name="gr9" draw:text-style-name="P7" draw:layer="layout" svg:width="5.08cm" svg:height="2.34cm" svg:x="1.154cm" svg:y="15.424cm">
          <text:p text:style-name="P7"><text:span text:style-name="T3"/></text:p>
          <draw:enhanced-geometry svg:viewBox="0 0 21600 21600" draw:extrusion="false" draw:type="rectangle" draw:enhanced-path="M 0 0 L 21600 0 21600 21600 0 21600 0 0 Z N"/>
        </draw:custom-shape>
        <draw:custom-shape draw:style-name="gr10" draw:text-style-name="P7" draw:layer="layout" svg:width="5.08cm" svg:height="3.429cm" svg:x="27.543cm" svg:y="5.826cm">
          <text:p text:style-name="P7"><text:span text:style-name="T3"/></text:p>
          <draw:enhanced-geometry svg:viewBox="0 0 21600 21600" draw:extrusion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5T14:05:10.938058900</meta:creation-date>
    <dc:date>2015-03-15T14:56:39.157672684</dc:date>
    <meta:editing-duration>PT5M35S</meta:editing-duration>
    <meta:editing-cycles>2</meta:editing-cycles>
    <meta:generator>LibreOffice/4.3.3.2$Linux_X86_64 LibreOffice_project/430m0$Build-2</meta:generator>
    <meta:document-statistic meta:object-count="49"/>
  </office:meta>
</office:document-meta>
</file>